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6699" draw:textarea-vertical-align="middle"/>
    </style:style>
    <style:style style:name="gr4" style:family="graphic" style:parent-style-name="standard">
      <style:graphic-properties svg:stroke-color="#000000" draw:fill-color="#00ccff" draw:textarea-vertical-align="middle"/>
    </style:style>
    <style:style style:name="gr5" style:family="graphic" style:parent-style-name="standard">
      <style:graphic-properties svg:stroke-color="#000000" draw:fill-color="#0066ff" draw:textarea-vertical-align="middle"/>
    </style:style>
    <style:style style:name="gr6" style:family="graphic" style:parent-style-name="standard">
      <style:graphic-properties svg:stroke-color="#000000" draw:fill-color="#99ccff" draw:textarea-vertical-align="middle"/>
    </style:style>
    <style:style style:name="gr7" style:family="graphic" style:parent-style-name="standard">
      <style:graphic-properties svg:stroke-color="#000000" draw:fill-color="#00ffff" draw:textarea-vertical-align="middle"/>
    </style:style>
    <style:style style:name="gr8" style:family="graphic" style:parent-style-name="standard">
      <style:graphic-properties svg:stroke-color="#ffffff" svg:stroke-opacity="0%" draw:fill="none" draw:fill-color="#ffffff" draw:textarea-vertical-align="middle"/>
    </style:style>
    <style:style style:name="gr9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53cm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99ccff" draw:textarea-vertical-align="middle"/>
    </style:style>
    <style:style style:name="gr15" style:family="graphic" style:parent-style-name="standard">
      <style:graphic-properties svg:stroke-color="#000000" draw:fill-color="#808080" draw:textarea-vertical-align="middle"/>
    </style:style>
    <style:style style:name="gr16" style:family="graphic" style:parent-style-name="standard">
      <style:graphic-properties svg:stroke-color="#000000" draw:fill-color="#006699" draw:textarea-vertical-align="middle"/>
    </style:style>
    <style:style style:name="gr17" style:family="graphic" style:parent-style-name="standard">
      <style:graphic-properties svg:stroke-color="#000000" draw:fill-color="#00ffff" draw:textarea-vertical-align="middle"/>
    </style:style>
    <style:style style:name="gr18" style:family="graphic" style:parent-style-name="standard">
      <style:graphic-properties svg:stroke-color="#000000" draw:fill-color="#00ccff" draw:textarea-vertical-align="middle"/>
    </style:style>
    <style:style style:name="gr19" style:family="graphic" style:parent-style-name="standard">
      <style:graphic-properties svg:stroke-color="#000000" draw:fill-color="#0066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4" draw:id="id4" draw:layer="layout" svg:width="4.699cm" svg:height="3.048cm" svg:x="1.735cm" svg:y="9.76cm">
          <text:p text:style-name="P1">Class User</text:p>
        </draw:rect>
        <draw:frame draw:style-name="gr2" draw:text-style-name="P1" xml:id="id1" draw:id="id1" draw:layer="layout" svg:width="3.429cm" svg:height="3.81cm" svg:x="13.573cm" svg:y="1.632cm">
          <draw:image xlink:href="../../../../../../../../Applications/OpenOffice.app/Contents/share/gallery/computers/Database.png" xlink:type="simple" xlink:show="embed" xlink:actuate="onLoad">
            <text:p/>
          </draw:image>
        </draw:frame>
        <draw:rect draw:style-name="gr3" draw:text-style-name="P1" xml:id="id5" draw:id="id5" draw:layer="layout" svg:width="4.699cm" svg:height="3.048cm" svg:x="5.318cm" svg:y="14.459cm">
          <text:p text:style-name="P1">Class Records</text:p>
        </draw:rect>
        <draw:rect draw:style-name="gr4" draw:text-style-name="P1" xml:id="id3" draw:id="id3" draw:layer="layout" svg:width="4.699cm" svg:height="3.048cm" svg:x="8.339cm" svg:y="9.733cm">
          <text:p text:style-name="P1">Class Favorites</text:p>
        </draw:rect>
        <draw:rect draw:style-name="gr5" draw:text-style-name="P1" xml:id="id7" draw:id="id7" draw:layer="layout" svg:width="4.699cm" svg:height="3.048cm" svg:x="14.989cm" svg:y="9.733cm">
          <text:p text:style-name="P1">Class </text:p>
          <text:p text:style-name="P1">SessionLog</text:p>
        </draw:rect>
        <draw:rect draw:style-name="gr6" draw:text-style-name="P1" xml:id="id2" draw:id="id2" draw:layer="layout" svg:width="4.699cm" svg:height="3.048cm" svg:x="4.302cm" svg:y="2.013cm">
          <text:p text:style-name="P1">Class</text:p>
          <text:p text:style-name="P1">SQLConnector</text:p>
        </draw:rect>
        <draw:rect draw:style-name="gr7" draw:text-style-name="P1" xml:id="id6" draw:id="id6" draw:layer="layout" svg:width="4.699cm" svg:height="3.048cm" svg:x="11.795cm" svg:y="14.459cm">
          <text:p text:style-name="P1">Class </text:p>
          <text:p text:style-name="P1">RecordItem</text:p>
        </draw:rect>
        <draw:rect draw:style-name="gr8" draw:text-style-name="P1" draw:layer="layout" svg:width="5.334cm" svg:height="1.905cm" svg:x="15.859cm" svg:y="2.521cm">
          <text:p text:style-name="P1"><text:s/>MySQL</text:p>
        </draw:rect>
        <draw:connector draw:style-name="gr9" draw:text-style-name="P1" draw:layer="layout" svg:x1="13.573cm" svg:y1="3.537cm" svg:x2="9.001cm" svg:y2="3.537cm" draw:start-shape="id1" draw:start-glue-point="3" draw:end-shape="id2" draw:end-glue-point="1" svg:d="M13573 3537h-4572">
          <text:p/>
        </draw:connector>
        <draw:connector draw:style-name="gr10" draw:text-style-name="P1" draw:layer="layout" svg:x1="6.651cm" svg:y1="2.013cm" svg:x2="10.688cm" svg:y2="9.733cm" draw:start-shape="id2" draw:start-glue-point="0" draw:end-shape="id3" draw:end-glue-point="0" svg:d="M6651 2013v-501h4037v8221">
          <text:p/>
        </draw:connector>
        <draw:connector draw:style-name="gr11" draw:text-style-name="P1" draw:layer="layout" draw:line-skew="-0.261cm -0.064cm" svg:x1="4.302cm" svg:y1="3.537cm" svg:x2="4.084cm" svg:y2="9.76cm" draw:start-shape="id2" draw:start-glue-point="3" draw:end-shape="id4" draw:end-glue-point="0" svg:d="M4302 3537h-762v3810h544v2413">
          <text:p/>
        </draw:connector>
        <draw:connector draw:style-name="gr11" draw:text-style-name="P1" draw:layer="layout" svg:x1="6.651cm" svg:y1="5.061cm" svg:x2="7.667cm" svg:y2="14.459cm" draw:start-shape="id2" draw:start-glue-point="2" draw:end-shape="id5" draw:end-glue-point="0" svg:d="M6651 5061v4699h1016v4699">
          <text:p/>
        </draw:connector>
        <draw:connector draw:style-name="gr11" draw:text-style-name="P1" draw:layer="layout" draw:line-skew="-2.54cm" svg:x1="6.651cm" svg:y1="5.061cm" svg:x2="14.144cm" svg:y2="14.459cm" draw:start-shape="id2" draw:start-glue-point="2" draw:end-shape="id6" draw:end-glue-point="0" svg:d="M6651 5061v2159h7493v7239">
          <text:p/>
        </draw:connector>
        <draw:connector draw:style-name="gr12" draw:text-style-name="P1" draw:layer="layout" draw:line-skew="0.712cm" svg:x1="6.651cm" svg:y1="5.061cm" svg:x2="17.338cm" svg:y2="9.733cm" draw:start-shape="id2" draw:start-glue-point="2" draw:end-shape="id7" draw:end-glue-point="0" svg:d="M6651 5061v3048h10687v1624">
          <text:p/>
        </draw:connector>
        <draw:line draw:style-name="gr13" draw:text-style-name="P1" draw:layer="layout" svg:x1="1.608cm" svg:y1="18.907cm" svg:x2="19.896cm" svg:y2="18.907cm">
          <text:p/>
        </draw:line>
        <draw:rect draw:style-name="gr14" draw:text-style-name="P1" draw:layer="layout" svg:width="5.842cm" svg:height="3.175cm" svg:x="1.762cm" svg:y="19.669cm">
          <text:p/>
        </draw:rect>
        <draw:rect draw:style-name="gr15" draw:text-style-name="P1" draw:layer="layout" svg:width="5.842cm" svg:height="3.175cm" svg:x="7.858cm" svg:y="19.669cm">
          <text:p/>
        </draw:rect>
        <draw:rect draw:style-name="gr16" draw:text-style-name="P1" draw:layer="layout" svg:width="5.842cm" svg:height="3.175cm" svg:x="7.831cm" svg:y="23.125cm">
          <text:p/>
        </draw:rect>
        <draw:rect draw:style-name="gr17" draw:text-style-name="P1" draw:layer="layout" svg:width="5.842cm" svg:height="3.175cm" svg:x="13.954cm" svg:y="23.125cm">
          <text:p/>
        </draw:rect>
        <draw:rect draw:style-name="gr18" draw:text-style-name="P1" draw:layer="layout" svg:width="5.842cm" svg:height="3.175cm" svg:x="13.927cm" svg:y="19.669cm">
          <text:p/>
        </draw:rect>
        <draw:rect draw:style-name="gr19" draw:text-style-name="P1" draw:layer="layout" svg:width="5.842cm" svg:height="3.175cm" svg:x="1.735cm" svg:y="23.1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7T19:09:56</meta:creation-date>
    <dc:date>2022-02-17T19:34:45</dc:date>
    <dc:creator>Tobey Ragain</dc:creator>
    <meta:editing-duration>PT23M52S</meta:editing-duration>
    <meta:editing-cycles>3</meta:editing-cycles>
    <meta:generator>OpenOffice/4.1.11$Unix OpenOffice.org_project/4111m1$Build-9808</meta:generator>
    <meta:document-statistic meta:object-count="21"/>
  </office:meta>
</office:document-meta>
</file>